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="Arrow_20_concave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2.919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4" style:family="graphic" style:parent-style-name="objectwithoutfill">
      <style:graphic-properties svg:stroke-width="0.04cm" svg:stroke-color="#000000" draw:marker-start="Arrow_20_concave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1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179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3.379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571cm" fo:min-width="1.819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471cm" fo:min-width="2.221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5.85cm"/>
      <style:paragraph-properties style:writing-mode="lr-tb"/>
    </style:style>
    <style:style style:name="co1" style:family="table-column">
      <style:table-column-properties style:column-width="1.213cm" style:use-optimal-column-width="false"/>
    </style:style>
    <style:style style:name="ro1" style:family="table-row">
      <style:table-row-properties style:row-height="0.751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/>
      <style:paragraph-properties fo:text-align="center" fo:border="0.62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Arial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cm" svg:height="1.5cm" svg:x="8.1cm" svg:y="7.3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" draw:id="id2" draw:layer="layout" svg:width="1.5cm" svg:height="1.5cm" svg:x="7cm" svg:y="9.8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319cm" svg:y1="8.582cm" svg:x2="7.75cm" svg:y2="9.802cm" draw:start-shape="id1" draw:start-glue-point="7" draw:end-shape="id2" draw:end-glue-point="4" svg:d="M8319 8582l-569 1220" svg:viewBox="0 0 570 1221">
            <text:p/>
          </draw:connector>
          <draw:custom-shape draw:style-name="gr1" draw:text-style-name="P2" xml:id="id3" draw:id="id3" draw:layer="layout" svg:width="1.5cm" svg:height="1.5cm" svg:x="9.199cm" svg:y="9.8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81cm" svg:y1="8.582cm" svg:x2="9.95cm" svg:y2="9.802cm" draw:start-shape="id1" draw:start-glue-point="9" draw:end-shape="id3" draw:end-glue-point="4" svg:d="M9381 8582l569 1220" svg:viewBox="0 0 570 1221">
            <text:p/>
          </draw:connector>
          <draw:custom-shape draw:style-name="gr1" draw:text-style-name="P2" xml:id="id4" draw:id="id4" draw:layer="layout" svg:width="1.5cm" svg:height="1.5cm" svg:x="10.199cm" svg:y="5.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418cm" svg:y1="6.381cm" svg:x2="8.85cm" svg:y2="7.301cm" draw:start-shape="id4" draw:start-glue-point="7" draw:end-shape="id1" draw:end-glue-point="4" svg:d="M10418 6381l-1568 920" svg:viewBox="0 0 1569 921">
            <text:p/>
          </draw:connector>
          <draw:connector draw:style-name="gr2" draw:text-style-name="P3" draw:layer="layout" draw:type="line" svg:x1="11.48cm" svg:y1="6.381cm" svg:x2="13.049cm" svg:y2="7.303cm" draw:start-shape="id4" draw:start-glue-point="9" draw:end-shape="id5" draw:end-glue-point="4" svg:d="M11480 6381l1569 922" svg:viewBox="0 0 1570 923">
            <text:p/>
          </draw:connector>
          <draw:custom-shape draw:style-name="gr1" draw:text-style-name="P2" xml:id="id5" draw:id="id5" draw:layer="layout" svg:width="1.5cm" svg:height="1.5cm" svg:x="12.299cm" svg:y="7.3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5cm" svg:height="1.5cm" svg:x="11.199cm" svg:y="9.8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518cm" svg:y1="8.584cm" svg:x2="11.949cm" svg:y2="9.804cm" draw:start-shape="id5" draw:start-glue-point="7" draw:end-shape="id6" draw:end-glue-point="4" svg:d="M12518 8584l-569 1220" svg:viewBox="0 0 570 1221">
            <text:p/>
          </draw:connector>
          <draw:custom-shape draw:style-name="gr1" draw:text-style-name="P2" xml:id="id7" draw:id="id7" draw:layer="layout" svg:width="1.5cm" svg:height="1.5cm" svg:x="13.398cm" svg:y="9.8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3.58cm" svg:y1="8.584cm" svg:x2="14.149cm" svg:y2="9.804cm" draw:start-shape="id5" draw:start-glue-point="9" draw:end-shape="id7" draw:end-glue-point="4" svg:d="M13580 8584l569 1220" svg:viewBox="0 0 570 1221">
            <text:p/>
          </draw:connector>
          <draw:custom-shape draw:style-name="gr1" draw:text-style-name="P2" xml:id="id8" draw:id="id8" draw:layer="layout" svg:width="1.5cm" svg:height="1.5cm" svg:x="16.502cm" svg:y="7.3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1.5cm" svg:height="1.5cm" svg:x="15.402cm" svg:y="9.8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721cm" svg:y1="8.583cm" svg:x2="16.152cm" svg:y2="9.803cm" draw:start-shape="id8" draw:start-glue-point="7" draw:end-shape="id9" draw:end-glue-point="4" svg:d="M16721 8583l-569 1220" svg:viewBox="0 0 570 1221">
            <text:p/>
          </draw:connector>
          <draw:custom-shape draw:style-name="gr1" draw:text-style-name="P2" xml:id="id10" draw:id="id10" draw:layer="layout" svg:width="1.5cm" svg:height="1.5cm" svg:x="18.601cm" svg:y="5.1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82cm" svg:y1="6.382cm" svg:x2="17.252cm" svg:y2="7.302cm" draw:start-shape="id10" draw:start-glue-point="7" draw:end-shape="id8" draw:end-glue-point="4" svg:d="M18820 6382l-1568 920" svg:viewBox="0 0 1569 921">
            <text:p/>
          </draw:connector>
          <draw:connector draw:style-name="gr2" draw:text-style-name="P3" draw:layer="layout" draw:type="line" svg:x1="19.882cm" svg:y1="6.382cm" svg:x2="21.451cm" svg:y2="7.304cm" draw:start-shape="id10" draw:start-glue-point="9" draw:end-shape="id11" draw:end-glue-point="4" svg:d="M19882 6382l1569 922" svg:viewBox="0 0 1570 923">
            <text:p/>
          </draw:connector>
          <draw:custom-shape draw:style-name="gr1" draw:text-style-name="P2" xml:id="id11" draw:id="id11" draw:layer="layout" svg:width="1.5cm" svg:height="1.5cm" svg:x="20.701cm" svg:y="7.3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619cm" svg:y1="4.481cm" svg:x2="10.949cm" svg:y2="5.1cm" draw:start-shape="id12" draw:start-glue-point="7" draw:end-shape="id4" draw:end-glue-point="4" svg:d="M14619 4481l-3670 619" svg:viewBox="0 0 3671 620">
            <text:p/>
          </draw:connector>
          <draw:custom-shape draw:style-name="gr1" draw:text-style-name="P2" xml:id="id12" draw:id="id12" draw:layer="layout" svg:width="1.5cm" svg:height="1.5cm" svg:x="14.4cm" svg:y="3.2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81cm" svg:y1="4.481cm" svg:x2="19.351cm" svg:y2="5.101cm" draw:start-shape="id12" draw:start-glue-point="9" draw:end-shape="id10" draw:end-glue-point="4" svg:d="M15681 4481l3670 620" svg:viewBox="0 0 3671 621">
            <text:p/>
          </draw:connector>
        </draw:g>
        <draw:custom-shape draw:style-name="gr3" draw:text-style-name="P4" draw:layer="layout" svg:width="5.5cm" svg:height="1.6cm" svg:x="0cm" svg:y="-2.2cm">
          <text:p text:style-name="P4"><text:span text:style-name="T1">Min hea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" draw:text-style-name="P4" draw:layer="layout" svg:width="5.5cm" svg:height="1.6cm" svg:x="0cm" svg:y="-2.2cm">
          <text:p text:style-name="P4"><text:span text:style-name="T1">Insertion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xml:id="id13" draw:id="id13" draw:layer="layout" svg:width="1.5cm" svg:height="1.5cm" svg:x="8.1cm" svg:y="5.6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1.5cm" svg:height="1.5cm" svg:x="7cm" svg:y="8.1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319cm" svg:y1="6.882cm" svg:x2="7.75cm" svg:y2="8.102cm" draw:start-shape="id13" draw:start-glue-point="7" draw:end-shape="id14" draw:end-glue-point="4" svg:d="M8319 6882l-569 1220" svg:viewBox="0 0 570 1221">
            <text:p/>
          </draw:connector>
          <draw:custom-shape draw:style-name="gr1" draw:text-style-name="P2" xml:id="id15" draw:id="id15" draw:layer="layout" svg:width="1.5cm" svg:height="1.5cm" svg:x="9.199cm" svg:y="8.1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81cm" svg:y1="6.882cm" svg:x2="9.95cm" svg:y2="8.102cm" draw:start-shape="id13" draw:start-glue-point="9" draw:end-shape="id15" draw:end-glue-point="4" svg:d="M9381 6882l569 1220" svg:viewBox="0 0 570 1221">
            <text:p/>
          </draw:connector>
          <draw:custom-shape draw:style-name="gr1" draw:text-style-name="P2" xml:id="id16" draw:id="id16" draw:layer="layout" svg:width="1.5cm" svg:height="1.5cm" svg:x="10.199cm" svg:y="3.4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418cm" svg:y1="4.681cm" svg:x2="8.85cm" svg:y2="5.601cm" draw:start-shape="id16" draw:start-glue-point="7" draw:end-shape="id13" draw:end-glue-point="4" svg:d="M10418 4681l-1568 920" svg:viewBox="0 0 1569 921">
            <text:p/>
          </draw:connector>
          <draw:connector draw:style-name="gr2" draw:text-style-name="P3" draw:layer="layout" draw:type="line" svg:x1="11.48cm" svg:y1="4.681cm" svg:x2="13.049cm" svg:y2="5.603cm" draw:start-shape="id16" draw:start-glue-point="9" draw:end-shape="id17" draw:end-glue-point="4" svg:d="M11480 4681l1569 922" svg:viewBox="0 0 1570 923">
            <text:p/>
          </draw:connector>
          <draw:custom-shape draw:style-name="gr1" draw:text-style-name="P2" xml:id="id17" draw:id="id17" draw:layer="layout" svg:width="1.5cm" svg:height="1.5cm" svg:x="12.299cm" svg:y="5.6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8" draw:id="id18" draw:layer="layout" svg:width="1.5cm" svg:height="1.5cm" svg:x="11.199cm" svg:y="8.1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518cm" svg:y1="6.884cm" svg:x2="11.949cm" svg:y2="8.104cm" draw:start-shape="id17" draw:start-glue-point="7" draw:end-shape="id18" draw:end-glue-point="4" svg:d="M12518 6884l-569 1220" svg:viewBox="0 0 570 1221">
            <text:p/>
          </draw:connector>
          <draw:custom-shape draw:style-name="gr1" draw:text-style-name="P2" xml:id="id19" draw:id="id19" draw:layer="layout" svg:width="1.5cm" svg:height="1.5cm" svg:x="13.398cm" svg:y="8.1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3.58cm" svg:y1="6.884cm" svg:x2="14.149cm" svg:y2="8.104cm" draw:start-shape="id17" draw:start-glue-point="9" draw:end-shape="id19" draw:end-glue-point="4" svg:d="M13580 6884l569 1220" svg:viewBox="0 0 570 1221">
            <text:p/>
          </draw:connector>
          <draw:custom-shape draw:style-name="gr1" draw:text-style-name="P2" xml:id="id20" draw:id="id20" draw:layer="layout" svg:width="1.5cm" svg:height="1.5cm" svg:x="16.502cm" svg:y="5.6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1" draw:id="id21" draw:layer="layout" svg:width="1.5cm" svg:height="1.5cm" svg:x="15.402cm" svg:y="8.1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721cm" svg:y1="6.883cm" svg:x2="16.152cm" svg:y2="8.103cm" draw:start-shape="id20" draw:start-glue-point="7" draw:end-shape="id21" draw:end-glue-point="4" svg:d="M16721 6883l-569 1220" svg:viewBox="0 0 570 1221">
            <text:p/>
          </draw:connector>
          <draw:custom-shape draw:style-name="gr1" draw:text-style-name="P2" xml:id="id22" draw:id="id22" draw:layer="layout" svg:width="1.5cm" svg:height="1.5cm" svg:x="18.601cm" svg:y="3.4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82cm" svg:y1="4.682cm" svg:x2="17.252cm" svg:y2="5.602cm" draw:start-shape="id22" draw:start-glue-point="7" draw:end-shape="id20" draw:end-glue-point="4" svg:d="M18820 4682l-1568 920" svg:viewBox="0 0 1569 921">
            <text:p/>
          </draw:connector>
          <draw:connector draw:style-name="gr2" draw:text-style-name="P3" draw:layer="layout" draw:type="line" svg:x1="19.882cm" svg:y1="4.682cm" svg:x2="21.451cm" svg:y2="5.604cm" draw:start-shape="id22" draw:start-glue-point="9" draw:end-shape="id23" draw:end-glue-point="4" svg:d="M19882 4682l1569 922" svg:viewBox="0 0 1570 923">
            <text:p/>
          </draw:connector>
          <draw:custom-shape draw:style-name="gr1" draw:text-style-name="P2" xml:id="id23" draw:id="id23" draw:layer="layout" svg:width="1.5cm" svg:height="1.5cm" svg:x="20.701cm" svg:y="5.6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619cm" svg:y1="2.781cm" svg:x2="11.48cm" svg:y2="3.619cm" draw:start-shape="id24" draw:start-glue-point="7" draw:end-shape="id16" draw:end-glue-point="11" svg:d="M14619 2781l-3139 838" svg:viewBox="0 0 3140 839">
            <text:p/>
          </draw:connector>
          <draw:custom-shape draw:style-name="gr1" draw:text-style-name="P2" xml:id="id24" draw:id="id24" draw:layer="layout" svg:width="1.5cm" svg:height="1.5cm" svg:x="14.4cm" svg:y="1.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81cm" svg:y1="2.781cm" svg:x2="18.82cm" svg:y2="3.62cm" draw:start-shape="id24" draw:start-glue-point="9" draw:end-shape="id22" draw:end-glue-point="5" svg:d="M15681 2781l3139 839" svg:viewBox="0 0 3140 840">
            <text:p/>
          </draw:connector>
          <draw:custom-shape draw:style-name="gr1" draw:text-style-name="P2" xml:id="id25" draw:id="id25" draw:layer="layout" svg:width="1.5cm" svg:height="1.5cm" svg:x="17.599cm" svg:y="8.103cm">
            <text:p text:style-name="P1">5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7.783cm" svg:y1="6.883cm" svg:x2="18.35cm" svg:y2="8.103cm" draw:start-shape="id20" draw:start-glue-point="9" draw:end-shape="id25" draw:end-glue-point="4" svg:d="M17783 6883l567 1220" svg:viewBox="0 0 568 1221">
            <text:p/>
          </draw:connector>
          <draw:connector draw:style-name="gr4" draw:text-style-name="P3" draw:layer="layout" draw:type="curve" svg:x1="16.721cm" svg:y1="5.821cm" svg:x2="18.601cm" svg:y2="4.151cm" draw:start-shape="id20" draw:start-glue-point="5" draw:end-shape="id22" draw:end-glue-point="6" svg:d="M16721 5821c0-1114 626-1670 1880-1670" svg:viewBox="0 0 1881 1671">
            <text:p/>
          </draw:connector>
          <draw:connector draw:style-name="gr4" draw:text-style-name="P3" draw:layer="layout" draw:type="curve" svg:x1="18.002cm" svg:y1="6.352cm" svg:x2="18.881cm" svg:y2="8.322cm" draw:start-shape="id20" draw:start-glue-point="10" draw:end-shape="id25" draw:end-glue-point="5" svg:d="M18002 6352c586 0 879 656 879 1970" svg:viewBox="0 0 880 1971">
            <text:p/>
          </draw:connector>
          <draw:custom-shape draw:style-name="gr5" draw:text-style-name="P6" draw:layer="layout" svg:width="2.359cm" svg:height="0.861cm" svg:x="19.341cm" svg:y="8.739cm">
            <text:p text:style-name="P5"><text:span text:style-name="T2">insert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1.719cm" svg:height="0.861cm" svg:x="18.781cm" svg:y="6.2cm">
            <text:p text:style-name="P5"><text:span text:style-name="T2">5 &lt; 9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1.719cm" svg:height="0.861cm" svg:x="15.4cm" svg:y="3.8cm">
            <text:p text:style-name="P5"><text:span text:style-name="T2">5 &lt; 7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" draw:text-style-name="P2" xml:id="id26" draw:id="id26" draw:layer="layout" svg:width="1.5cm" svg:height="1.5cm" svg:x="8.101cm" svg:y="14.697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27" draw:id="id27" draw:layer="layout" svg:width="1.5cm" svg:height="1.5cm" svg:x="7.001cm" svg:y="17.198cm">
              <text:p text:style-name="P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8.32cm" svg:y1="15.978cm" svg:x2="7.751cm" svg:y2="17.198cm" draw:start-shape="id26" draw:start-glue-point="7" draw:end-shape="id27" draw:end-glue-point="4" svg:d="M8320 15978l-569 1220" svg:viewBox="0 0 570 1221">
              <text:p/>
            </draw:connector>
            <draw:custom-shape draw:style-name="gr1" draw:text-style-name="P2" xml:id="id28" draw:id="id28" draw:layer="layout" svg:width="1.5cm" svg:height="1.5cm" svg:x="9.2cm" svg:y="17.198cm">
              <text:p text:style-name="P1">17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9.382cm" svg:y1="15.978cm" svg:x2="9.951cm" svg:y2="17.198cm" draw:start-shape="id26" draw:start-glue-point="9" draw:end-shape="id28" draw:end-glue-point="4" svg:d="M9382 15978l569 1220" svg:viewBox="0 0 570 1221">
              <text:p/>
            </draw:connector>
            <draw:custom-shape draw:style-name="gr1" draw:text-style-name="P2" xml:id="id29" draw:id="id29" draw:layer="layout" svg:width="1.5cm" svg:height="1.5cm" svg:x="10.2cm" svg:y="12.496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0.419cm" svg:y1="13.777cm" svg:x2="8.851cm" svg:y2="14.697cm" draw:start-shape="id29" draw:start-glue-point="7" draw:end-shape="id26" draw:end-glue-point="4" svg:d="M10419 13777l-1568 920" svg:viewBox="0 0 1569 921">
              <text:p/>
            </draw:connector>
            <draw:connector draw:style-name="gr2" draw:text-style-name="P3" draw:layer="layout" draw:type="line" svg:x1="11.481cm" svg:y1="13.777cm" svg:x2="13.05cm" svg:y2="14.699cm" draw:start-shape="id29" draw:start-glue-point="9" draw:end-shape="id30" draw:end-glue-point="4" svg:d="M11481 13777l1569 922" svg:viewBox="0 0 1570 923">
              <text:p/>
            </draw:connector>
            <draw:custom-shape draw:style-name="gr1" draw:text-style-name="P2" xml:id="id30" draw:id="id30" draw:layer="layout" svg:width="1.5cm" svg:height="1.5cm" svg:x="12.3cm" svg:y="14.699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31" draw:id="id31" draw:layer="layout" svg:width="1.5cm" svg:height="1.5cm" svg:x="11.2cm" svg:y="17.2cm">
              <text:p text:style-name="P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2.519cm" svg:y1="15.98cm" svg:x2="11.95cm" svg:y2="17.2cm" draw:start-shape="id30" draw:start-glue-point="7" draw:end-shape="id31" draw:end-glue-point="4" svg:d="M12519 15980l-569 1220" svg:viewBox="0 0 570 1221">
              <text:p/>
            </draw:connector>
            <draw:custom-shape draw:style-name="gr1" draw:text-style-name="P2" xml:id="id32" draw:id="id32" draw:layer="layout" svg:width="1.5cm" svg:height="1.5cm" svg:x="13.399cm" svg:y="17.2cm">
              <text:p text:style-name="P1">11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3.581cm" svg:y1="15.98cm" svg:x2="14.15cm" svg:y2="17.2cm" draw:start-shape="id30" draw:start-glue-point="9" draw:end-shape="id32" draw:end-glue-point="4" svg:d="M13581 15980l569 1220" svg:viewBox="0 0 570 1221">
              <text:p/>
            </draw:connector>
            <draw:custom-shape draw:style-name="gr1" draw:text-style-name="P2" xml:id="id33" draw:id="id33" draw:layer="layout" svg:width="1.5cm" svg:height="1.5cm" svg:x="16.503cm" svg:y="14.698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34" draw:id="id34" draw:layer="layout" svg:width="1.5cm" svg:height="1.5cm" svg:x="15.403cm" svg:y="17.199cm">
              <text:p text:style-name="P1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6.722cm" svg:y1="15.979cm" svg:x2="16.153cm" svg:y2="17.199cm" draw:start-shape="id33" draw:start-glue-point="7" draw:end-shape="id34" draw:end-glue-point="4" svg:d="M16722 15979l-569 1220" svg:viewBox="0 0 570 1221">
              <text:p/>
            </draw:connector>
            <draw:custom-shape draw:style-name="gr1" draw:text-style-name="P2" xml:id="id35" draw:id="id35" draw:layer="layout" svg:width="1.5cm" svg:height="1.5cm" svg:x="18.602cm" svg:y="12.497cm">
              <text:p text:style-name="P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8.821cm" svg:y1="13.778cm" svg:x2="17.253cm" svg:y2="14.698cm" draw:start-shape="id35" draw:start-glue-point="7" draw:end-shape="id33" draw:end-glue-point="4" svg:d="M18821 13778l-1568 920" svg:viewBox="0 0 1569 921">
              <text:p/>
            </draw:connector>
            <draw:connector draw:style-name="gr2" draw:text-style-name="P3" draw:layer="layout" draw:type="line" svg:x1="19.883cm" svg:y1="13.778cm" svg:x2="21.452cm" svg:y2="14.7cm" draw:start-shape="id35" draw:start-glue-point="9" draw:end-shape="id36" draw:end-glue-point="4" svg:d="M19883 13778l1569 922" svg:viewBox="0 0 1570 923">
              <text:p/>
            </draw:connector>
            <draw:custom-shape draw:style-name="gr1" draw:text-style-name="P2" xml:id="id36" draw:id="id36" draw:layer="layout" svg:width="1.5cm" svg:height="1.5cm" svg:x="20.702cm" svg:y="14.7cm">
              <text:p text:style-name="P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4.62cm" svg:y1="11.877cm" svg:x2="11.481cm" svg:y2="12.715cm" draw:start-shape="id37" draw:start-glue-point="7" draw:end-shape="id29" draw:end-glue-point="11" svg:d="M14620 11877l-3139 838" svg:viewBox="0 0 3140 839">
              <text:p/>
            </draw:connector>
            <draw:custom-shape draw:style-name="gr1" draw:text-style-name="P2" xml:id="id37" draw:id="id37" draw:layer="layout" svg:width="1.5cm" svg:height="1.5cm" svg:x="14.401cm" svg:y="10.596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5.682cm" svg:y1="11.877cm" svg:x2="18.821cm" svg:y2="12.716cm" draw:start-shape="id37" draw:start-glue-point="9" draw:end-shape="id35" draw:end-glue-point="5" svg:d="M15682 11877l3139 839" svg:viewBox="0 0 3140 840">
              <text:p/>
            </draw:connector>
            <draw:custom-shape draw:style-name="gr1" draw:text-style-name="P2" xml:id="id38" draw:id="id38" draw:layer="layout" svg:width="1.5cm" svg:height="1.5cm" svg:x="17.6cm" svg:y="17.199cm">
              <text:p text:style-name="P1">9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7.784cm" svg:y1="15.979cm" svg:x2="18.351cm" svg:y2="17.199cm" draw:start-shape="id33" draw:start-glue-point="9" draw:end-shape="id38" draw:end-glue-point="4" svg:d="M17784 15979l567 1220" svg:viewBox="0 0 568 1221">
              <text:p/>
            </draw:connector>
          </draw:g>
          <draw:custom-shape draw:style-name="gr8" draw:text-style-name="P6" draw:layer="layout" svg:width="2.359cm" svg:height="0.861cm" svg:x="5.1cm" svg:y="5.122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2.359cm" svg:height="0.861cm" svg:x="5.1cm" svg:y="14.218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2.359cm" svg:height="0.861cm" svg:x="20.326cm" svg:y="12.05cm">
            <text:p text:style-name="P5"><text:span text:style-name="T2">success!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3" draw:style-name="dp1" draw:master-page-name="Default">
        <draw:custom-shape draw:style-name="gr3" draw:text-style-name="P4" draw:layer="layout" svg:width="5.5cm" svg:height="1.6cm" svg:x="0cm" svg:y="-2.2cm">
          <text:p text:style-name="P4"><text:span text:style-name="T1">Extraction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xml:id="id39" draw:id="id39" draw:layer="layout" svg:width="1.5cm" svg:height="1.5cm" svg:x="8.1cm" svg:y="5.601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0" draw:id="id40" draw:layer="layout" svg:width="1.5cm" svg:height="1.5cm" svg:x="7cm" svg:y="8.102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319cm" svg:y1="6.882cm" svg:x2="7.75cm" svg:y2="8.102cm" draw:start-shape="id39" draw:start-glue-point="7" draw:end-shape="id40" draw:end-glue-point="4" svg:d="M8319 6882l-569 1220" svg:viewBox="0 0 570 1221">
            <text:p/>
          </draw:connector>
          <draw:custom-shape draw:style-name="gr1" draw:text-style-name="P2" xml:id="id41" draw:id="id41" draw:layer="layout" svg:width="1.5cm" svg:height="1.5cm" svg:x="9.199cm" svg:y="8.102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81cm" svg:y1="6.882cm" svg:x2="9.95cm" svg:y2="8.102cm" draw:start-shape="id39" draw:start-glue-point="9" draw:end-shape="id41" draw:end-glue-point="4" svg:d="M9381 6882l569 1220" svg:viewBox="0 0 570 1221">
            <text:p/>
          </draw:connector>
          <draw:custom-shape draw:style-name="gr1" draw:text-style-name="P2" xml:id="id42" draw:id="id42" draw:layer="layout" svg:width="1.5cm" svg:height="1.5cm" svg:x="10.199cm" svg:y="3.4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418cm" svg:y1="4.681cm" svg:x2="8.85cm" svg:y2="5.601cm" draw:start-shape="id42" draw:start-glue-point="7" draw:end-shape="id39" draw:end-glue-point="4" svg:d="M10418 4681l-1568 920" svg:viewBox="0 0 1569 921">
            <text:p/>
          </draw:connector>
          <draw:connector draw:style-name="gr2" draw:text-style-name="P3" draw:layer="layout" draw:type="line" svg:x1="11.48cm" svg:y1="4.681cm" svg:x2="13.049cm" svg:y2="5.603cm" draw:start-shape="id42" draw:start-glue-point="9" draw:end-shape="id43" draw:end-glue-point="4" svg:d="M11480 4681l1569 922" svg:viewBox="0 0 1570 923">
            <text:p/>
          </draw:connector>
          <draw:custom-shape draw:style-name="gr1" draw:text-style-name="P2" xml:id="id43" draw:id="id43" draw:layer="layout" svg:width="1.5cm" svg:height="1.5cm" svg:x="12.299cm" svg:y="5.603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4" draw:id="id44" draw:layer="layout" svg:width="1.5cm" svg:height="1.5cm" svg:x="11.199cm" svg:y="8.104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518cm" svg:y1="6.884cm" svg:x2="11.949cm" svg:y2="8.104cm" draw:start-shape="id43" draw:start-glue-point="7" draw:end-shape="id44" draw:end-glue-point="4" svg:d="M12518 6884l-569 1220" svg:viewBox="0 0 570 1221">
            <text:p/>
          </draw:connector>
          <draw:custom-shape draw:style-name="gr1" draw:text-style-name="P2" xml:id="id45" draw:id="id45" draw:layer="layout" svg:width="1.5cm" svg:height="1.5cm" svg:x="13.398cm" svg:y="8.104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3.58cm" svg:y1="6.884cm" svg:x2="14.149cm" svg:y2="8.104cm" draw:start-shape="id43" draw:start-glue-point="9" draw:end-shape="id45" draw:end-glue-point="4" svg:d="M13580 6884l569 1220" svg:viewBox="0 0 570 1221">
            <text:p/>
          </draw:connector>
          <draw:custom-shape draw:style-name="gr1" draw:text-style-name="P2" xml:id="id46" draw:id="id46" draw:layer="layout" svg:width="1.5cm" svg:height="1.5cm" svg:x="16.502cm" svg:y="5.602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7" draw:id="id47" draw:layer="layout" svg:width="1.5cm" svg:height="1.5cm" svg:x="15.402cm" svg:y="8.103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721cm" svg:y1="6.883cm" svg:x2="16.152cm" svg:y2="8.103cm" draw:start-shape="id46" draw:start-glue-point="7" draw:end-shape="id47" draw:end-glue-point="4" svg:d="M16721 6883l-569 1220" svg:viewBox="0 0 570 1221">
            <text:p/>
          </draw:connector>
          <draw:custom-shape draw:style-name="gr1" draw:text-style-name="P2" xml:id="id48" draw:id="id48" draw:layer="layout" svg:width="1.5cm" svg:height="1.5cm" svg:x="18.601cm" svg:y="3.401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82cm" svg:y1="4.682cm" svg:x2="17.252cm" svg:y2="5.602cm" draw:start-shape="id48" draw:start-glue-point="7" draw:end-shape="id46" draw:end-glue-point="4" svg:d="M18820 4682l-1568 920" svg:viewBox="0 0 1569 921">
            <text:p/>
          </draw:connector>
          <draw:connector draw:style-name="gr2" draw:text-style-name="P3" draw:layer="layout" draw:type="line" svg:x1="19.882cm" svg:y1="4.682cm" svg:x2="21.451cm" svg:y2="5.604cm" draw:start-shape="id48" draw:start-glue-point="9" draw:end-shape="id49" draw:end-glue-point="4" svg:d="M19882 4682l1569 922" svg:viewBox="0 0 1570 923">
            <text:p/>
          </draw:connector>
          <draw:custom-shape draw:style-name="gr1" draw:text-style-name="P2" xml:id="id49" draw:id="id49" draw:layer="layout" svg:width="1.5cm" svg:height="1.5cm" svg:x="20.701cm" svg:y="5.604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619cm" svg:y1="2.781cm" svg:x2="11.48cm" svg:y2="3.619cm" draw:start-shape="id50" draw:start-glue-point="7" draw:end-shape="id42" draw:end-glue-point="11" svg:d="M14619 2781l-3139 838" svg:viewBox="0 0 3140 839">
            <text:p/>
          </draw:connector>
          <draw:custom-shape draw:style-name="gr1" draw:text-style-name="P2" xml:id="id50" draw:id="id50" draw:layer="layout" svg:width="1.5cm" svg:height="1.5cm" svg:x="14.4cm" svg:y="1.5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81cm" svg:y1="2.781cm" svg:x2="18.82cm" svg:y2="3.62cm" draw:start-shape="id50" draw:start-glue-point="9" draw:end-shape="id48" draw:end-glue-point="5" svg:d="M15681 2781l3139 839" svg:viewBox="0 0 3140 840">
            <text:p/>
          </draw:connector>
          <draw:connector draw:style-name="gr4" draw:text-style-name="P3" draw:layer="layout" draw:type="curve" svg:x1="10.949cm" svg:y1="3.4cm" svg:x2="14.4cm" svg:y2="2.25cm" draw:start-shape="id42" draw:start-glue-point="4" draw:end-shape="id50" draw:end-glue-point="6" svg:d="M10949 3400c0-767 1150-1150 3451-1150" svg:viewBox="0 0 3452 1151">
            <text:p/>
          </draw:connector>
          <draw:custom-shape draw:style-name="gr11" draw:text-style-name="P6" draw:layer="layout" svg:width="3.459cm" svg:height="0.761cm" svg:x="16.341cm" svg:y="1.4cm">
            <text:p text:style-name="P5"><text:span text:style-name="T2">remove m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6" draw:layer="layout" svg:width="1.719cm" svg:height="0.861cm" svg:x="10.5cm" svg:y="1.389cm">
            <text:p text:style-name="P5"><text:span text:style-name="T2">16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6" draw:layer="layout" svg:width="2.359cm" svg:height="0.861cm" svg:x="4.8cm" svg:y="5.122cm">
            <text:p text:style-name="P5"><text:span text:style-name="T2">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3" draw:layer="layout" draw:type="curve" svg:x1="16.902cm" svg:y1="8.853cm" svg:x2="18.547cm" svg:y2="8.315cm" draw:start-shape="id47" draw:start-glue-point="10" draw:end-shape="id51" draw:end-glue-point="3" svg:d="M16902 8853c1249 0 427-538 1645-538" svg:viewBox="0 0 1646 539">
            <text:p/>
          </draw:connector>
          <draw:connector draw:style-name="gr4" draw:text-style-name="P3" draw:layer="layout" draw:type="curve" svg:x1="8.319cm" svg:y1="5.82cm" svg:x2="10.199cm" svg:y2="4.15cm" draw:start-shape="id39" draw:start-glue-point="5" draw:end-shape="id42" draw:end-glue-point="6" svg:d="M8319 5820c0-1114 626-1670 1880-1670" svg:viewBox="0 0 1881 1671">
            <text:p/>
          </draw:connector>
          <draw:custom-shape draw:style-name="gr15" draw:text-style-name="P6" draw:layer="layout" svg:width="1.719cm" svg:height="0.861cm" svg:x="7.5cm" svg:y="3.439cm">
            <text:p text:style-name="P5"><text:span text:style-name="T2">16 &gt; 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3" draw:layer="layout" draw:type="curve" svg:x1="7.219cm" svg:y1="8.321cm" svg:x2="8.1cm" svg:y2="6.351cm" draw:start-shape="id40" draw:start-glue-point="5" draw:end-shape="id39" draw:end-glue-point="6" svg:d="M7219 8321c0-1314 293-1970 881-1970" svg:viewBox="0 0 882 1971">
            <text:p/>
          </draw:connector>
          <draw:custom-shape draw:style-name="gr16" draw:text-style-name="P6" draw:layer="layout" svg:width="1.719cm" svg:height="0.861cm" svg:x="5.3cm" svg:y="6.539cm">
            <text:p text:style-name="P5"><text:span text:style-name="T2">16 &gt; 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xml:id="id51" draw:id="id51" draw:layer="layout" svg:width="3.919cm" svg:height="0.761cm" svg:x="18.547cm" svg:y="7.935cm">
            <text:p text:style-name="P5"><text:span text:style-name="T2">replac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52" draw:id="id52" draw:layer="layout" svg:width="1.5cm" svg:height="1.5cm" svg:x="8.057cm" svg:y="14.7cm">
            <text:p text:style-name="P1">1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3" draw:id="id53" draw:layer="layout" svg:width="1.5cm" svg:height="1.5cm" svg:x="6.957cm" svg:y="17.201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8.276cm" svg:y1="15.981cm" svg:x2="7.707cm" svg:y2="17.201cm" draw:start-shape="id52" draw:start-glue-point="7" draw:end-shape="id53" draw:end-glue-point="4" svg:d="M8276 15981l-569 1220" svg:viewBox="0 0 570 1221">
            <text:p/>
          </draw:connector>
          <draw:custom-shape draw:style-name="gr1" draw:text-style-name="P2" xml:id="id54" draw:id="id54" draw:layer="layout" svg:width="1.5cm" svg:height="1.5cm" svg:x="9.156cm" svg:y="17.201cm">
            <text:p text:style-name="P1">17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9.338cm" svg:y1="15.981cm" svg:x2="9.907cm" svg:y2="17.201cm" draw:start-shape="id52" draw:start-glue-point="9" draw:end-shape="id54" draw:end-glue-point="4" svg:d="M9338 15981l569 1220" svg:viewBox="0 0 570 1221">
            <text:p/>
          </draw:connector>
          <draw:custom-shape draw:style-name="gr1" draw:text-style-name="P2" xml:id="id55" draw:id="id55" draw:layer="layout" svg:width="1.5cm" svg:height="1.5cm" svg:x="10.156cm" svg:y="12.499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0.375cm" svg:y1="13.78cm" svg:x2="8.807cm" svg:y2="14.7cm" draw:start-shape="id55" draw:start-glue-point="7" draw:end-shape="id52" draw:end-glue-point="4" svg:d="M10375 13780l-1568 920" svg:viewBox="0 0 1569 921">
            <text:p/>
          </draw:connector>
          <draw:connector draw:style-name="gr2" draw:text-style-name="P3" draw:layer="layout" draw:type="line" svg:x1="11.437cm" svg:y1="13.78cm" svg:x2="13.006cm" svg:y2="14.702cm" draw:start-shape="id55" draw:start-glue-point="9" draw:end-shape="id56" draw:end-glue-point="4" svg:d="M11437 13780l1569 922" svg:viewBox="0 0 1570 923">
            <text:p/>
          </draw:connector>
          <draw:custom-shape draw:style-name="gr1" draw:text-style-name="P2" xml:id="id56" draw:id="id56" draw:layer="layout" svg:width="1.5cm" svg:height="1.5cm" svg:x="12.256cm" svg:y="14.702cm">
            <text:p text:style-name="P1">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7" draw:id="id57" draw:layer="layout" svg:width="1.5cm" svg:height="1.5cm" svg:x="11.156cm" svg:y="17.203cm">
            <text:p text:style-name="P1">10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2.475cm" svg:y1="15.983cm" svg:x2="11.906cm" svg:y2="17.203cm" draw:start-shape="id56" draw:start-glue-point="7" draw:end-shape="id57" draw:end-glue-point="4" svg:d="M12475 15983l-569 1220" svg:viewBox="0 0 570 1221">
            <text:p/>
          </draw:connector>
          <draw:custom-shape draw:style-name="gr1" draw:text-style-name="P2" xml:id="id58" draw:id="id58" draw:layer="layout" svg:width="1.5cm" svg:height="1.5cm" svg:x="13.355cm" svg:y="17.203cm">
            <text:p text:style-name="P1">11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3.537cm" svg:y1="15.983cm" svg:x2="14.106cm" svg:y2="17.203cm" draw:start-shape="id56" draw:start-glue-point="9" draw:end-shape="id58" draw:end-glue-point="4" svg:d="M13537 15983l569 1220" svg:viewBox="0 0 570 1221">
            <text:p/>
          </draw:connector>
          <draw:custom-shape draw:style-name="gr1" draw:text-style-name="P2" xml:id="id59" draw:id="id59" draw:layer="layout" svg:width="1.5cm" svg:height="1.5cm" svg:x="16.459cm" svg:y="14.701cm">
            <text:p text:style-name="P1">9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0" draw:id="id60" draw:layer="layout" svg:width="1.5cm" svg:height="1.5cm" svg:x="15.359cm" svg:y="17.202cm">
            <text:p text:style-name="P1">16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6.678cm" svg:y1="15.982cm" svg:x2="16.109cm" svg:y2="17.202cm" draw:start-shape="id59" draw:start-glue-point="7" draw:end-shape="id60" draw:end-glue-point="4" svg:d="M16678 15982l-569 1220" svg:viewBox="0 0 570 1221">
            <text:p/>
          </draw:connector>
          <draw:custom-shape draw:style-name="gr1" draw:text-style-name="P2" xml:id="id61" draw:id="id61" draw:layer="layout" svg:width="1.5cm" svg:height="1.5cm" svg:x="18.558cm" svg:y="12.5cm">
            <text:p text:style-name="P1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8.777cm" svg:y1="13.781cm" svg:x2="17.209cm" svg:y2="14.701cm" draw:start-shape="id61" draw:start-glue-point="7" draw:end-shape="id59" draw:end-glue-point="4" svg:d="M18777 13781l-1568 920" svg:viewBox="0 0 1569 921">
            <text:p/>
          </draw:connector>
          <draw:connector draw:style-name="gr2" draw:text-style-name="P3" draw:layer="layout" draw:type="line" svg:x1="19.839cm" svg:y1="13.781cm" svg:x2="21.408cm" svg:y2="14.703cm" draw:start-shape="id61" draw:start-glue-point="9" draw:end-shape="id62" draw:end-glue-point="4" svg:d="M19839 13781l1569 922" svg:viewBox="0 0 1570 923">
            <text:p/>
          </draw:connector>
          <draw:custom-shape draw:style-name="gr1" draw:text-style-name="P2" xml:id="id62" draw:id="id62" draw:layer="layout" svg:width="1.5cm" svg:height="1.5cm" svg:x="20.658cm" svg:y="14.703cm">
            <text:p text:style-name="P1">1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4.576cm" svg:y1="11.88cm" svg:x2="11.437cm" svg:y2="12.718cm" draw:start-shape="id63" draw:start-glue-point="7" draw:end-shape="id55" draw:end-glue-point="11" svg:d="M14576 11880l-3139 838" svg:viewBox="0 0 3140 839">
            <text:p/>
          </draw:connector>
          <draw:custom-shape draw:style-name="gr1" draw:text-style-name="P2" xml:id="id63" draw:id="id63" draw:layer="layout" svg:width="1.5cm" svg:height="1.5cm" svg:x="14.357cm" svg:y="10.599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3" draw:layer="layout" draw:type="line" svg:x1="15.638cm" svg:y1="11.88cm" svg:x2="18.777cm" svg:y2="12.719cm" draw:start-shape="id63" draw:start-glue-point="9" draw:end-shape="id61" draw:end-glue-point="5" svg:d="M15638 11880l3139 839" svg:viewBox="0 0 3140 840">
            <text:p/>
          </draw:connector>
          <draw:custom-shape draw:style-name="gr18" draw:text-style-name="P6" draw:layer="layout" svg:width="2.359cm" svg:height="0.861cm" svg:x="4.757cm" svg:y="14.221cm">
            <text:p text:style-name="P5"><text:span text:style-name="T2">b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2.761cm" svg:height="0.761cm" svg:x="7.145cm" svg:y="18.939cm">
            <text:p text:style-name="P5"><text:span text:style-name="T2">suc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20" draw:text-style-name="P4" draw:layer="layout" svg:width="6.35cm" svg:height="1.6cm" svg:x="0cm" svg:y="-2.2cm">
          <text:p text:style-name="P4"><text:span text:style-name="T1">Array representation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" draw:text-style-name="P2" xml:id="id64" draw:id="id64" draw:layer="layout" svg:width="1.5cm" svg:height="1.5cm" svg:x="7.946cm" svg:y="7.301cm">
              <text:p text:style-name="P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65" draw:id="id65" draw:layer="layout" svg:width="1.5cm" svg:height="1.5cm" svg:x="6.846cm" svg:y="9.802cm">
              <text:p text:style-name="P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8.165cm" svg:y1="8.582cm" svg:x2="7.596cm" svg:y2="9.802cm" draw:start-shape="id64" draw:start-glue-point="7" draw:end-shape="id65" draw:end-glue-point="4" svg:d="M8165 8582l-569 1220" svg:viewBox="0 0 570 1221">
              <text:p/>
            </draw:connector>
            <draw:custom-shape draw:style-name="gr1" draw:text-style-name="P2" xml:id="id66" draw:id="id66" draw:layer="layout" svg:width="1.5cm" svg:height="1.5cm" svg:x="9.045cm" svg:y="9.802cm">
              <text:p text:style-name="P1">17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9.227cm" svg:y1="8.582cm" svg:x2="9.796cm" svg:y2="9.802cm" draw:start-shape="id64" draw:start-glue-point="9" draw:end-shape="id66" draw:end-glue-point="4" svg:d="M9227 8582l569 1220" svg:viewBox="0 0 570 1221">
              <text:p/>
            </draw:connector>
            <draw:custom-shape draw:style-name="gr1" draw:text-style-name="P2" xml:id="id67" draw:id="id67" draw:layer="layout" svg:width="1.5cm" svg:height="1.5cm" svg:x="10.045cm" svg:y="5.1cm">
              <text:p text:style-name="P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0.264cm" svg:y1="6.381cm" svg:x2="8.696cm" svg:y2="7.301cm" draw:start-shape="id67" draw:start-glue-point="7" draw:end-shape="id64" draw:end-glue-point="4" svg:d="M10264 6381l-1568 920" svg:viewBox="0 0 1569 921">
              <text:p/>
            </draw:connector>
            <draw:connector draw:style-name="gr2" draw:text-style-name="P3" draw:layer="layout" draw:type="line" svg:x1="11.326cm" svg:y1="6.381cm" svg:x2="12.895cm" svg:y2="7.303cm" draw:start-shape="id67" draw:start-glue-point="9" draw:end-shape="id68" draw:end-glue-point="4" svg:d="M11326 6381l1569 922" svg:viewBox="0 0 1570 923">
              <text:p/>
            </draw:connector>
            <draw:custom-shape draw:style-name="gr1" draw:text-style-name="P2" xml:id="id68" draw:id="id68" draw:layer="layout" svg:width="1.5cm" svg:height="1.5cm" svg:x="12.145cm" svg:y="7.303cm">
              <text:p text:style-name="P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69" draw:id="id69" draw:layer="layout" svg:width="1.5cm" svg:height="1.5cm" svg:x="11.045cm" svg:y="9.804cm">
              <text:p text:style-name="P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2.364cm" svg:y1="8.584cm" svg:x2="11.795cm" svg:y2="9.804cm" draw:start-shape="id68" draw:start-glue-point="7" draw:end-shape="id69" draw:end-glue-point="4" svg:d="M12364 8584l-569 1220" svg:viewBox="0 0 570 1221">
              <text:p/>
            </draw:connector>
            <draw:custom-shape draw:style-name="gr1" draw:text-style-name="P2" xml:id="id70" draw:id="id70" draw:layer="layout" svg:width="1.5cm" svg:height="1.5cm" svg:x="13.244cm" svg:y="9.804cm">
              <text:p text:style-name="P1">11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3.426cm" svg:y1="8.584cm" svg:x2="13.995cm" svg:y2="9.804cm" draw:start-shape="id68" draw:start-glue-point="9" draw:end-shape="id70" draw:end-glue-point="4" svg:d="M13426 8584l569 1220" svg:viewBox="0 0 570 1221">
              <text:p/>
            </draw:connector>
            <draw:custom-shape draw:style-name="gr1" draw:text-style-name="P2" xml:id="id71" draw:id="id71" draw:layer="layout" svg:width="1.5cm" svg:height="1.5cm" svg:x="16.348cm" svg:y="7.302cm">
              <text:p text:style-name="P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2" xml:id="id72" draw:id="id72" draw:layer="layout" svg:width="1.5cm" svg:height="1.5cm" svg:x="15.248cm" svg:y="9.803cm">
              <text:p text:style-name="P1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6.567cm" svg:y1="8.583cm" svg:x2="15.998cm" svg:y2="9.803cm" draw:start-shape="id71" draw:start-glue-point="7" draw:end-shape="id72" draw:end-glue-point="4" svg:d="M16567 8583l-569 1220" svg:viewBox="0 0 570 1221">
              <text:p/>
            </draw:connector>
            <draw:custom-shape draw:style-name="gr1" draw:text-style-name="P2" xml:id="id73" draw:id="id73" draw:layer="layout" svg:width="1.5cm" svg:height="1.5cm" svg:x="18.447cm" svg:y="5.101cm">
              <text:p text:style-name="P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8.666cm" svg:y1="6.382cm" svg:x2="17.098cm" svg:y2="7.302cm" draw:start-shape="id73" draw:start-glue-point="7" draw:end-shape="id71" draw:end-glue-point="4" svg:d="M18666 6382l-1568 920" svg:viewBox="0 0 1569 921">
              <text:p/>
            </draw:connector>
            <draw:connector draw:style-name="gr2" draw:text-style-name="P3" draw:layer="layout" draw:type="line" svg:x1="19.728cm" svg:y1="6.382cm" svg:x2="21.297cm" svg:y2="7.304cm" draw:start-shape="id73" draw:start-glue-point="9" draw:end-shape="id74" draw:end-glue-point="4" svg:d="M19728 6382l1569 922" svg:viewBox="0 0 1570 923">
              <text:p/>
            </draw:connector>
            <draw:custom-shape draw:style-name="gr1" draw:text-style-name="P2" xml:id="id74" draw:id="id74" draw:layer="layout" svg:width="1.5cm" svg:height="1.5cm" svg:x="20.547cm" svg:y="7.304cm">
              <text:p text:style-name="P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4.465cm" svg:y1="4.481cm" svg:x2="10.795cm" svg:y2="5.1cm" draw:start-shape="id75" draw:start-glue-point="7" draw:end-shape="id67" draw:end-glue-point="4" svg:d="M14465 4481l-3670 619" svg:viewBox="0 0 3671 620">
              <text:p/>
            </draw:connector>
            <draw:custom-shape draw:style-name="gr1" draw:text-style-name="P2" xml:id="id75" draw:id="id75" draw:layer="layout" svg:width="1.5cm" svg:height="1.5cm" svg:x="14.246cm" svg:y="3.2cm">
              <text:p text:style-name="P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" draw:text-style-name="P3" draw:layer="layout" draw:type="line" svg:x1="15.527cm" svg:y1="4.481cm" svg:x2="19.197cm" svg:y2="5.101cm" draw:start-shape="id75" draw:start-glue-point="9" draw:end-shape="id73" draw:end-glue-point="4" svg:d="M15527 4481l3670 620" svg:viewBox="0 0 3671 621">
              <text:p/>
            </draw:connector>
          </draw:g>
          <draw:frame draw:style-name="standard" draw:layer="layout" svg:width="14.555cm" svg:height="1.943cm" svg:x="7.169cm" svg:y="12.45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7">0</text:p>
                </table:table-cell>
                <table:table-cell>
                  <text:p text:style-name="P7">1</text:p>
                </table:table-cell>
                <table:table-cell>
                  <text:p text:style-name="P7">2</text:p>
                </table:table-cell>
                <table:table-cell>
                  <text:p text:style-name="P7">3</text:p>
                </table:table-cell>
                <table:table-cell>
                  <text:p text:style-name="P7">4</text:p>
                </table:table-cell>
                <table:table-cell>
                  <text:p text:style-name="P7">5</text:p>
                </table:table-cell>
                <table:table-cell>
                  <text:p text:style-name="P7">6</text:p>
                </table:table-cell>
                <table:table-cell>
                  <text:p text:style-name="P7">7</text:p>
                </table:table-cell>
                <table:table-cell>
                  <text:p text:style-name="P7">8</text:p>
                </table:table-cell>
                <table:table-cell>
                  <text:p text:style-name="P7">9</text:p>
                </table:table-cell>
                <table:table-cell>
                  <text:p text:style-name="P7">10</text:p>
                </table:table-cell>
                <table:table-cell>
                  <text:p text:style-name="P7">11</text:p>
                </table:table-cell>
              </table:table-row>
              <table:table-row table:style-name="ro2" table:default-cell-style-name="ce1">
                <table:table-cell>
                  <text:p text:style-name="P7">2</text:p>
                </table:table-cell>
                <table:table-cell>
                  <text:p text:style-name="P7">3</text:p>
                </table:table-cell>
                <table:table-cell>
                  <text:p text:style-name="P7">7</text:p>
                </table:table-cell>
                <table:table-cell>
                  <text:p text:style-name="P7">4</text:p>
                </table:table-cell>
                <table:table-cell>
                  <text:p text:style-name="P7">6</text:p>
                </table:table-cell>
                <table:table-cell>
                  <text:p text:style-name="P7">9</text:p>
                </table:table-cell>
                <table:table-cell>
                  <text:p text:style-name="P7">13</text:p>
                </table:table-cell>
                <table:table-cell>
                  <text:p text:style-name="P7">14</text:p>
                </table:table-cell>
                <table:table-cell>
                  <text:p text:style-name="P7">17</text:p>
                </table:table-cell>
                <table:table-cell>
                  <text:p text:style-name="P7">10</text:p>
                </table:table-cell>
                <table:table-cell>
                  <text:p text:style-name="P7">11</text:p>
                </table:table-cell>
                <table:table-cell>
                  <text:p text:style-name="P7">16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1-03T18:23:44.747000000</dc:date>
    <meta:editing-duration>P2DT8H15M5S</meta:editing-duration>
    <meta:editing-cycles>157</meta:editing-cycles>
    <meta:generator>LibreOffice/6.4.5.2$Windows_X86_64 LibreOffice_project/a726b36747cf2001e06b58ad5db1aa3a9a1872d6</meta:generator>
    <meta:document-statistic meta:object-count="173"/>
  </office:meta>
</office:document-meta>
</file>